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ataValueProcessorWrapper.processUrl( HttpServletRequest request , String ur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ValueProcessorWrapper.getExtraHiddenFields(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ValueProcessorWrapper.processFormFieldValue( HttpServletRequest request , String name , String value , String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ValueProcessorWrapper.setRequestDataValueProcessor( RequestDataValueProcessor 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ValueProcessorWrapper.processAction( HttpServletRequest request , String action , String http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